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78909c" draw:stroke-linejoin="round" svg:stroke-linecap="butt" draw:fill="none" fo:padding-top="0.052cm" fo:padding-bottom="0.052cm" fo:padding-left="0.052cm" fo:padding-right="0.052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52cm" svg:stroke-color="#0097a7" draw:stroke-linejoin="round" svg:stroke-linecap="butt" draw:fill="none" fo:padding-top="0.026cm" fo:padding-bottom="0.026cm" fo:padding-left="0.026cm" fo:padding-right="0.026cm"/>
    </style:style>
    <style:style style:name="gr4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11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11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73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52cm"/>
      <style:paragraph-properties style:writing-mode="lr-tb"/>
    </style:style>
    <style:style style:name="gr11" style:family="graphic" style:parent-style-name="objectwithoutfill">
      <style:graphic-properties draw:stroke="dash" draw:stroke-dash="Dash" svg:stroke-color="#666666" svg:stroke-linecap="butt" draw:fill="none" draw:textarea-vertical-align="middle"/>
    </style:style>
    <style:style style:name="gr12" style:family="graphic" style:parent-style-name="objectwithoutfill">
      <style:graphic-properties draw:stroke="dash" draw:stroke-dash="Dash_20__28_Rounded_29_" svg:stroke-color="#666666" svg:stroke-linecap="round" draw:fill="none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  <style:text-properties fo:color="#0097a7" loext:opacity="100%"/>
    </style:style>
    <style:style style:name="P6" style:family="paragraph">
      <loext:graphic-properties draw:fill="none" draw:fill-color="#ffffff"/>
      <style:text-properties fo:color="#0097a7" loext:opacity="100%"/>
    </style:style>
    <style:style style:name="P7" style:family="paragraph">
      <loext:graphic-properties draw:fill="none" draw:fill-color="#ffffff"/>
    </style:style>
    <style:style style:name="T1" style:family="text">
      <style:text-properties fo:color="#78909c" loext:opacity="100%" style:font-name="Arial" fo:font-size="14pt" fo:font-weight="normal" style:font-size-asian="14pt" style:font-weight-asian="normal" style:font-name-complex="Arial" style:font-size-complex="14pt" style:font-weight-complex="normal"/>
    </style:style>
    <style:style style:name="T2" style:family="text">
      <style:text-properties fo:color="#0097a7" loext:opacity="100%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per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47cm" svg:y1="2.597cm" svg:x2="1.547cm" svg:y2="5.409cm">
          <text:p/>
        </draw:line>
        <draw:frame draw:style-name="gr2" draw:text-style-name="P3" draw:layer="layout" svg:width="1.433cm" svg:height="0.556cm" svg:x="0.789cm" svg:y="5.397cm">
          <draw:text-box>
            <text:p text:style-name="P2"><text:span text:style-name="T1">Target</text:span></text:p>
          </draw:text-box>
        </draw:frame>
        <draw:line draw:style-name="gr3" draw:text-style-name="P1" draw:layer="layout" svg:x1="5.016cm" svg:y1="2.034cm" svg:x2="5.002cm" svg:y2="3.81cm">
          <text:p/>
        </draw:line>
        <draw:line draw:style-name="gr3" draw:text-style-name="P1" draw:layer="layout" svg:x1="5.08cm" svg:y1="2.018cm" svg:x2="5.066cm" svg:y2="3.794cm">
          <text:p/>
        </draw:line>
        <draw:line draw:style-name="gr3" draw:text-style-name="P1" draw:layer="layout" svg:x1="5.016cm" svg:y1="4.461cm" svg:x2="5.002cm" svg:y2="6.237cm">
          <text:p/>
        </draw:line>
        <draw:line draw:style-name="gr3" draw:text-style-name="P1" draw:layer="layout" svg:x1="5.08cm" svg:y1="4.445cm" svg:x2="5.066cm" svg:y2="6.221cm">
          <text:p/>
        </draw:line>
        <draw:line draw:style-name="gr3" draw:text-style-name="P1" draw:layer="layout" svg:x1="7.873cm" svg:y1="1.716cm" svg:x2="7.859cm" svg:y2="3.492cm">
          <text:p/>
        </draw:line>
        <draw:line draw:style-name="gr3" draw:text-style-name="P1" draw:layer="layout" svg:x1="7.937cm" svg:y1="1.7cm" svg:x2="7.923cm" svg:y2="3.476cm">
          <text:p/>
        </draw:line>
        <draw:line draw:style-name="gr3" draw:text-style-name="P1" draw:layer="layout" svg:x1="7.873cm" svg:y1="4.778cm" svg:x2="7.859cm" svg:y2="6.554cm">
          <text:p/>
        </draw:line>
        <draw:line draw:style-name="gr3" draw:text-style-name="P1" draw:layer="layout" svg:x1="7.951cm" svg:y1="4.762cm" svg:x2="7.937cm" svg:y2="6.538cm">
          <text:p/>
        </draw:line>
        <draw:line draw:style-name="gr4" draw:text-style-name="P4" draw:layer="layout" svg:x1="1.587cm" svg:y1="4.127cm" svg:x2="10.16cm" svg:y2="4.127cm">
          <text:p/>
        </draw:line>
        <draw:line draw:style-name="gr4" draw:text-style-name="P4" draw:layer="layout" svg:x1="1.587cm" svg:y1="4.127cm" svg:x2="10.16cm" svg:y2="3.175cm">
          <text:p/>
        </draw:line>
        <draw:line draw:style-name="gr4" draw:text-style-name="P4" draw:layer="layout" svg:x1="1.587cm" svg:y1="4.127cm" svg:x2="10.16cm" svg:y2="5.08cm">
          <text:p/>
        </draw:line>
        <draw:frame draw:style-name="gr5" draw:text-style-name="P6" draw:layer="layout" svg:width="1.27cm" svg:height="0.962cm" svg:x="7.302cm" svg:y="0.952cm">
          <draw:text-box>
            <text:p text:style-name="P5"><text:span text:style-name="T2">L2</text:span></text:p>
          </draw:text-box>
        </draw:frame>
        <draw:frame draw:style-name="gr5" draw:text-style-name="P6" draw:layer="layout" svg:width="1.27cm" svg:height="0.962cm" svg:x="4.445cm" svg:y="1.26cm">
          <draw:text-box>
            <text:p text:style-name="P5"><text:span text:style-name="T2">L1</text:span></text:p>
          </draw:text-box>
        </draw:frame>
        <draw:line draw:style-name="gr6" draw:text-style-name="P4" draw:layer="layout" svg:x1="2.851cm" svg:y1="4.088cm" svg:x2="9.207cm" svg:y2="2.34cm">
          <text:p/>
        </draw:line>
        <draw:line draw:style-name="gr6" draw:text-style-name="P4" draw:layer="layout" svg:x1="2.842cm" svg:y1="4.079cm" svg:x2="9.214cm" svg:y2="5.597cm">
          <text:p/>
        </draw:line>
        <draw:frame draw:style-name="gr7" draw:text-style-name="P7" draw:layer="layout" svg:width="0.777cm" svg:height="0.645cm" svg:x="8.782cm" svg:y="1.808cm">
          <draw:text-box>
            <text:p><text:span text:style-name="T3">e</text:span><text:span text:style-name="T4">-</text:span></text:p>
          </draw:text-box>
        </draw:frame>
        <draw:frame draw:style-name="gr8" draw:text-style-name="P7" draw:layer="layout" svg:width="0.904cm" svg:height="1.039cm" svg:x="8.851cm" svg:y="5.513cm">
          <draw:text-box>
            <text:p><text:span text:style-name="T3">e</text:span><text:span text:style-name="T4">+</text:span></text:p>
          </draw:text-box>
        </draw:frame>
        <draw:frame draw:style-name="gr9" draw:text-style-name="P7" draw:layer="layout" svg:width="2.202cm" svg:height="0.981cm" svg:x="1.271cm" svg:y="1.289cm">
          <draw:text-box>
            <text:p>L1L1</text:p>
          </draw:text-box>
        </draw:frame>
      </draw:page>
      <draw:page draw:name="page2" draw:style-name="dp1" draw:master-page-name="Default">
        <draw:line draw:style-name="gr1" draw:text-style-name="P1" draw:layer="layout" svg:x1="1.547cm" svg:y1="2.597cm" svg:x2="1.547cm" svg:y2="5.409cm">
          <text:p/>
        </draw:line>
        <draw:frame draw:style-name="gr2" draw:text-style-name="P3" draw:layer="layout" svg:width="1.433cm" svg:height="0.556cm" svg:x="0.789cm" svg:y="5.397cm">
          <draw:text-box>
            <text:p text:style-name="P2"><text:span text:style-name="T1">Target</text:span></text:p>
          </draw:text-box>
        </draw:frame>
        <draw:line draw:style-name="gr3" draw:text-style-name="P1" draw:layer="layout" svg:x1="5.016cm" svg:y1="2.034cm" svg:x2="5.002cm" svg:y2="3.81cm">
          <text:p/>
        </draw:line>
        <draw:line draw:style-name="gr3" draw:text-style-name="P1" draw:layer="layout" svg:x1="5.08cm" svg:y1="2.018cm" svg:x2="5.066cm" svg:y2="3.794cm">
          <text:p/>
        </draw:line>
        <draw:line draw:style-name="gr3" draw:text-style-name="P1" draw:layer="layout" svg:x1="5.016cm" svg:y1="4.461cm" svg:x2="5.002cm" svg:y2="6.237cm">
          <text:p/>
        </draw:line>
        <draw:line draw:style-name="gr3" draw:text-style-name="P1" draw:layer="layout" svg:x1="5.08cm" svg:y1="4.445cm" svg:x2="5.066cm" svg:y2="6.221cm">
          <text:p/>
        </draw:line>
        <draw:line draw:style-name="gr3" draw:text-style-name="P1" draw:layer="layout" svg:x1="7.873cm" svg:y1="1.716cm" svg:x2="7.859cm" svg:y2="3.492cm">
          <text:p/>
        </draw:line>
        <draw:line draw:style-name="gr3" draw:text-style-name="P1" draw:layer="layout" svg:x1="7.937cm" svg:y1="1.7cm" svg:x2="7.923cm" svg:y2="3.476cm">
          <text:p/>
        </draw:line>
        <draw:line draw:style-name="gr3" draw:text-style-name="P1" draw:layer="layout" svg:x1="7.873cm" svg:y1="4.778cm" svg:x2="7.859cm" svg:y2="6.554cm">
          <text:p/>
        </draw:line>
        <draw:line draw:style-name="gr3" draw:text-style-name="P1" draw:layer="layout" svg:x1="7.951cm" svg:y1="4.762cm" svg:x2="7.937cm" svg:y2="6.538cm">
          <text:p/>
        </draw:line>
        <draw:line draw:style-name="gr4" draw:text-style-name="P4" draw:layer="layout" svg:x1="1.587cm" svg:y1="4.127cm" svg:x2="10.16cm" svg:y2="4.127cm">
          <text:p/>
        </draw:line>
        <draw:line draw:style-name="gr4" draw:text-style-name="P4" draw:layer="layout" svg:x1="1.587cm" svg:y1="4.127cm" svg:x2="10.16cm" svg:y2="3.175cm">
          <text:p/>
        </draw:line>
        <draw:line draw:style-name="gr4" draw:text-style-name="P4" draw:layer="layout" svg:x1="1.587cm" svg:y1="4.127cm" svg:x2="10.16cm" svg:y2="5.08cm">
          <text:p/>
        </draw:line>
        <draw:frame draw:style-name="gr5" draw:text-style-name="P6" draw:layer="layout" svg:width="1.27cm" svg:height="0.962cm" svg:x="7.302cm" svg:y="0.952cm">
          <draw:text-box>
            <text:p text:style-name="P5"><text:span text:style-name="T2">L2</text:span></text:p>
          </draw:text-box>
        </draw:frame>
        <draw:frame draw:style-name="gr5" draw:text-style-name="P6" draw:layer="layout" svg:width="1.27cm" svg:height="0.962cm" svg:x="4.445cm" svg:y="1.26cm">
          <draw:text-box>
            <text:p text:style-name="P5"><text:span text:style-name="T2">L1</text:span></text:p>
          </draw:text-box>
        </draw:frame>
        <draw:line draw:style-name="gr6" draw:text-style-name="P4" draw:layer="layout" svg:x1="3.662cm" svg:y1="4.011cm" svg:x2="9.207cm" svg:y2="2.34cm">
          <text:p/>
        </draw:line>
        <draw:line draw:style-name="gr6" draw:text-style-name="P4" draw:layer="layout" svg:x1="3.67cm" svg:y1="4.003cm" svg:x2="9.214cm" svg:y2="5.597cm">
          <text:p/>
        </draw:line>
        <draw:frame draw:style-name="gr7" draw:text-style-name="P7" draw:layer="layout" svg:width="0.777cm" svg:height="0.645cm" svg:x="8.782cm" svg:y="1.808cm">
          <draw:text-box>
            <text:p><text:span text:style-name="T3">e</text:span><text:span text:style-name="T4">-</text:span></text:p>
          </draw:text-box>
        </draw:frame>
        <draw:frame draw:style-name="gr8" draw:text-style-name="P7" draw:layer="layout" svg:width="0.904cm" svg:height="1.039cm" svg:x="8.851cm" svg:y="5.513cm">
          <draw:text-box>
            <text:p><text:span text:style-name="T3">e</text:span><text:span text:style-name="T4">+</text:span></text:p>
          </draw:text-box>
        </draw:frame>
        <draw:frame draw:style-name="gr10" draw:text-style-name="P7" draw:layer="layout" svg:width="2.116cm" svg:height="0.962cm" svg:x="1.272cm" svg:y="1.28cm">
          <draw:text-box>
            <text:p>L1L2</text:p>
          </draw:text-box>
        </draw:frame>
      </draw:page>
      <draw:page draw:name="page3" draw:style-name="dp1" draw:master-page-name="Default">
        <draw:line draw:style-name="gr11" draw:text-style-name="P4" draw:layer="layout" svg:x1="9.102cm" svg:y1="2.371cm" svg:x2="1.513cm" svg:y2="4.646cm">
          <text:p/>
        </draw:line>
        <draw:line draw:style-name="gr12" draw:text-style-name="P4" draw:layer="layout" svg:x1="8.975cm" svg:y1="5.546cm" svg:x2="1.513cm" svg:y2="3.376cm">
          <text:p/>
        </draw:line>
        <draw:line draw:style-name="gr1" draw:text-style-name="P1" draw:layer="layout" svg:x1="1.547cm" svg:y1="2.597cm" svg:x2="1.547cm" svg:y2="5.409cm">
          <text:p/>
        </draw:line>
        <draw:frame draw:style-name="gr2" draw:text-style-name="P3" draw:layer="layout" svg:width="1.433cm" svg:height="0.556cm" svg:x="0.789cm" svg:y="5.397cm">
          <draw:text-box>
            <text:p text:style-name="P2"><text:span text:style-name="T1">Target</text:span></text:p>
          </draw:text-box>
        </draw:frame>
        <draw:line draw:style-name="gr3" draw:text-style-name="P1" draw:layer="layout" svg:x1="5.016cm" svg:y1="2.034cm" svg:x2="5.002cm" svg:y2="3.81cm">
          <text:p/>
        </draw:line>
        <draw:line draw:style-name="gr3" draw:text-style-name="P1" draw:layer="layout" svg:x1="5.08cm" svg:y1="2.018cm" svg:x2="5.066cm" svg:y2="3.794cm">
          <text:p/>
        </draw:line>
        <draw:line draw:style-name="gr3" draw:text-style-name="P1" draw:layer="layout" svg:x1="5.016cm" svg:y1="4.461cm" svg:x2="5.002cm" svg:y2="6.237cm">
          <text:p/>
        </draw:line>
        <draw:line draw:style-name="gr3" draw:text-style-name="P1" draw:layer="layout" svg:x1="5.08cm" svg:y1="4.445cm" svg:x2="5.066cm" svg:y2="6.221cm">
          <text:p/>
        </draw:line>
        <draw:line draw:style-name="gr3" draw:text-style-name="P1" draw:layer="layout" svg:x1="7.873cm" svg:y1="1.716cm" svg:x2="7.859cm" svg:y2="3.492cm">
          <text:p/>
        </draw:line>
        <draw:line draw:style-name="gr3" draw:text-style-name="P1" draw:layer="layout" svg:x1="7.937cm" svg:y1="1.7cm" svg:x2="7.923cm" svg:y2="3.476cm">
          <text:p/>
        </draw:line>
        <draw:line draw:style-name="gr3" draw:text-style-name="P1" draw:layer="layout" svg:x1="7.873cm" svg:y1="4.778cm" svg:x2="7.859cm" svg:y2="6.554cm">
          <text:p/>
        </draw:line>
        <draw:line draw:style-name="gr3" draw:text-style-name="P1" draw:layer="layout" svg:x1="7.951cm" svg:y1="4.762cm" svg:x2="7.937cm" svg:y2="6.538cm">
          <text:p/>
        </draw:line>
        <draw:line draw:style-name="gr4" draw:text-style-name="P4" draw:layer="layout" svg:x1="1.587cm" svg:y1="4.127cm" svg:x2="10.16cm" svg:y2="4.127cm">
          <text:p/>
        </draw:line>
        <draw:line draw:style-name="gr4" draw:text-style-name="P4" draw:layer="layout" svg:x1="1.587cm" svg:y1="4.127cm" svg:x2="10.16cm" svg:y2="3.175cm">
          <text:p/>
        </draw:line>
        <draw:line draw:style-name="gr4" draw:text-style-name="P4" draw:layer="layout" svg:x1="1.587cm" svg:y1="4.127cm" svg:x2="10.16cm" svg:y2="5.08cm">
          <text:p/>
        </draw:line>
        <draw:frame draw:style-name="gr5" draw:text-style-name="P6" draw:layer="layout" svg:width="1.27cm" svg:height="0.962cm" svg:x="7.302cm" svg:y="0.952cm">
          <draw:text-box>
            <text:p text:style-name="P5"><text:span text:style-name="T2">L2</text:span></text:p>
          </draw:text-box>
        </draw:frame>
        <draw:frame draw:style-name="gr5" draw:text-style-name="P6" draw:layer="layout" svg:width="1.27cm" svg:height="0.962cm" svg:x="4.445cm" svg:y="1.26cm">
          <draw:text-box>
            <text:p text:style-name="P5"><text:span text:style-name="T2">L1</text:span></text:p>
          </draw:text-box>
        </draw:frame>
        <draw:line draw:style-name="gr6" draw:text-style-name="P4" draw:layer="layout" svg:x1="3.662cm" svg:y1="4.011cm" svg:x2="9.207cm" svg:y2="2.34cm">
          <text:p/>
        </draw:line>
        <draw:line draw:style-name="gr6" draw:text-style-name="P4" draw:layer="layout" svg:x1="3.67cm" svg:y1="4.003cm" svg:x2="9.214cm" svg:y2="5.597cm">
          <text:p/>
        </draw:line>
        <draw:frame draw:style-name="gr7" draw:text-style-name="P7" draw:layer="layout" svg:width="0.777cm" svg:height="0.645cm" svg:x="8.782cm" svg:y="1.808cm">
          <draw:text-box>
            <text:p><text:span text:style-name="T3">e</text:span><text:span text:style-name="T4">-</text:span></text:p>
          </draw:text-box>
        </draw:frame>
        <draw:frame draw:style-name="gr8" draw:text-style-name="P7" draw:layer="layout" svg:width="0.904cm" svg:height="1.039cm" svg:x="8.851cm" svg:y="5.513cm">
          <draw:text-box>
            <text:p><text:span text:style-name="T3">e</text:span><text:span text:style-name="T4">+</text:span></text:p>
          </draw:text-box>
        </draw:frame>
        <draw:frame draw:style-name="gr10" draw:text-style-name="P7" draw:layer="layout" svg:width="2.116cm" svg:height="0.962cm" svg:x="1.272cm" svg:y="1.28cm">
          <draw:text-box>
            <text:p>L1L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22T13:04:10.475408913</meta:creation-date>
    <dc:date>2024-10-22T13:22:15.164143876</dc:date>
    <meta:editing-duration>PT18M3S</meta:editing-duration>
    <meta:editing-cycles>6</meta:editing-cycles>
    <meta:generator>LibreOffice/7.3.7.2$Linux_X86_64 LibreOffice_project/30$Build-2</meta:generator>
    <meta:document-statistic meta:object-count="62"/>
  </office:meta>
</office:document-meta>
</file>